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6.89cm"/>
    </style:style>
    <style:style style:name="Tabla1.C" style:family="table-column">
      <style:table-column-properties style:column-width="4.699cm"/>
    </style:style>
    <style:style style:name="Tabla1.D" style:family="table-column">
      <style:table-column-properties style:column-width="4.1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69c8" officeooo:paragraph-rsid="001e69c8"/>
    </style:style>
    <style:style style:name="P2" style:family="paragraph" style:parent-style-name="Table_20_Contents">
      <style:text-properties officeooo:rsid="001c7ca5" officeooo:paragraph-rsid="001c7ca5"/>
    </style:style>
    <style:style style:name="P3" style:family="paragraph" style:parent-style-name="Table_20_Contents">
      <style:text-properties officeooo:rsid="001c7ca5" officeooo:paragraph-rsid="001e69c8"/>
    </style:style>
    <style:style style:name="P4" style:family="paragraph" style:parent-style-name="Table_20_Contents">
      <style:text-properties officeooo:rsid="001e69c8" officeooo:paragraph-rsid="001e69c8"/>
    </style:style>
    <style:style style:name="P5" style:family="paragraph" style:parent-style-name="Table_20_Contents">
      <style:text-properties officeooo:rsid="001c7ca5" officeooo:paragraph-rsid="001c7ca5"/>
    </style:style>
    <style:style style:name="P6" style:family="paragraph" style:parent-style-name="Table_20_Contents">
      <style:text-properties officeooo:rsid="001c7ca5" officeooo:paragraph-rsid="002107ea"/>
    </style:style>
    <style:style style:name="P7" style:family="paragraph" style:parent-style-name="Table_20_Contents">
      <style:text-properties officeooo:rsid="001c7ca5" officeooo:paragraph-rsid="0022120b"/>
    </style:style>
    <style:style style:name="P8" style:family="paragraph" style:parent-style-name="Table_20_Contents">
      <style:text-properties officeooo:rsid="001c7ca5" officeooo:paragraph-rsid="0024171b"/>
    </style:style>
    <style:style style:name="P9" style:family="paragraph" style:parent-style-name="Table_20_Contents">
      <style:text-properties officeooo:rsid="001c7ca5" officeooo:paragraph-rsid="00254874"/>
    </style:style>
    <style:style style:name="P10" style:family="paragraph" style:parent-style-name="Table_20_Contents">
      <style:text-properties officeooo:rsid="002107ea" officeooo:paragraph-rsid="002107ea"/>
    </style:style>
    <style:style style:name="P11" style:family="paragraph" style:parent-style-name="Table_20_Contents">
      <style:text-properties officeooo:rsid="002107ea" officeooo:paragraph-rsid="0022120b"/>
    </style:style>
    <style:style style:name="P12" style:family="paragraph" style:parent-style-name="Table_20_Contents">
      <style:text-properties officeooo:rsid="001e69c8" officeooo:paragraph-rsid="002107ea"/>
    </style:style>
    <style:style style:name="P13" style:family="paragraph" style:parent-style-name="Table_20_Contents">
      <style:text-properties officeooo:rsid="001e69c8" officeooo:paragraph-rsid="0022120b"/>
    </style:style>
    <style:style style:name="P14" style:family="paragraph" style:parent-style-name="Table_20_Contents">
      <style:text-properties officeooo:rsid="0022120b" officeooo:paragraph-rsid="0022120b"/>
    </style:style>
    <style:style style:name="P15" style:family="paragraph" style:parent-style-name="Table_20_Contents">
      <style:text-properties officeooo:rsid="0022c1b8" officeooo:paragraph-rsid="0022c1b8"/>
    </style:style>
    <style:style style:name="P16" style:family="paragraph" style:parent-style-name="Table_20_Contents">
      <style:text-properties officeooo:rsid="0024171b" officeooo:paragraph-rsid="0024171b"/>
    </style:style>
    <style:style style:name="P17" style:family="paragraph" style:parent-style-name="Table_20_Contents">
      <style:text-properties officeooo:rsid="00254874" officeooo:paragraph-rsid="00254874"/>
    </style:style>
    <style:style style:name="T1" style:family="text">
      <style:text-properties officeooo:rsid="001e69c8"/>
    </style:style>
    <style:style style:name="T2" style:family="text">
      <style:text-properties officeooo:rsid="00205e7f"/>
    </style:style>
    <style:style style:name="T3" style:family="text">
      <style:text-properties officeooo:rsid="002107ea"/>
    </style:style>
    <style:style style:name="T4" style:family="text">
      <style:text-properties officeooo:rsid="0022120b"/>
    </style:style>
    <style:style style:name="T5" style:family="text">
      <style:text-properties officeooo:rsid="0022c1b8"/>
    </style:style>
    <style:style style:name="T6" style:family="text">
      <style:text-properties officeooo:rsid="0024171b"/>
    </style:style>
    <style:style style:name="T7" style:family="text">
      <style:text-properties officeooo:rsid="00254874"/>
    </style:style>
    <style:style style:name="T8" style:family="text">
      <style:text-properties officeooo:rsid="00268f4e"/>
    </style:style>
    <style:style style:name="T9" style:family="text">
      <style:text-properties officeooo:rsid="0029b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ID_Caso</text:p>
          </table:table-cell>
          <table:table-cell table:style-name="Tabla1.A1" office:value-type="string">
            <text:p text:style-name="P2"><text:span text:style-name="T1">Descripción</text:span> de la prueba</text:p>
          </table:table-cell>
          <table:table-cell table:style-name="Tabla1.A1" office:value-type="string">
            <text:p text:style-name="P2">Entradas</text:p>
          </table:table-cell>
          <table:table-cell table:style-name="Tabla1.D1" office:value-type="string">
            <text:p text:style-name="P2">Salida Esperada</text:p>
          </table:table-cell>
        </table:table-row>
        <table:table-row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Se calculo la nomina de un empleado de tipo <text:span text:style-name="T8">Chófer</text:span> <text:span text:style-name="T4">I</text:span>nterno con un sueldo de $<text:span text:style-name="T2">16,000</text:span> <text:span text:style-name="T2">mensual</text:span>, <text:span text:style-name="T2">un total de 0 entregas</text:span> <text:span text:style-name="T2">y bono por hr de $10, con un total de 8 hrs por dia capturado como entrada al sistema(Pantalla Horarios)</text:span>.</text:p>
          </table:table-cell>
          <table:table-cell table:style-name="Tabla1.A2" office:value-type="string">
            <text:p text:style-name="P2"><text:span text:style-name="T2">0</text:span> entregas</text:p>
            <text:p text:style-name="P10">1 dia capturado de entrada en horario</text:p>
          </table:table-cell>
          <table:table-cell table:style-name="Tabla1.D2" office:value-type="string">
            <text:p text:style-name="P10">Isr: 0.12%</text:p>
            <text:p text:style-name="P12">Bono_<text:span text:style-name="T3">Vales</text:span>: <text:span text:style-name="T3">$0</text:span></text:p>
            <text:p text:style-name="P10">Sueldo_Brto: $16,000</text:p>
            <text:p text:style-name="P2">Bono_hora: <text:span text:style-name="T3">$80</text:span></text:p>
            <text:p text:style-name="P10">Bono_Despensa: $640</text:p>
            <text:p text:style-name="P6">Sueldo<text:span text:style-name="T3">Nto</text:span>: <text:span text:style-name="T3">$14,800</text:span>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7">Se calculo la nomina de un empleado de tipo <text:span text:style-name="T1">Cargador</text:span> <text:span text:style-name="T3">Externo</text:span> con un sueldo de $<text:span text:style-name="T3">15,000</text:span> <text:span text:style-name="T3">mensual</text:span>, <text:span text:style-name="T4">10</text:span> entregas y<text:span text:style-name="T2"> bono por hr de $10, con un total de 8 hrs por dia capturado como entrada al sistema(Pantalla Horarios)</text:span>.</text:p>
          </table:table-cell>
          <table:table-cell table:style-name="Tabla1.A2" office:value-type="string">
            <text:p text:style-name="P3"><text:span text:style-name="T4">10 </text:span>entregas</text:p>
            <text:p text:style-name="P14">2 dias capturados de entrada en horario</text:p>
          </table:table-cell>
          <table:table-cell table:style-name="Tabla1.D2" office:value-type="string">
            <text:p text:style-name="P11">Isr: 0.<text:span text:style-name="T4">09</text:span>%</text:p>
            <text:p text:style-name="P13">Bono_<text:span text:style-name="T3">Vales</text:span>: <text:span text:style-name="T3">$50</text:span></text:p>
            <text:p text:style-name="P11">Sueldo_Brto: $1<text:span text:style-name="T4">5</text:span>,000</text:p>
            <text:p text:style-name="P7">Bono_hora: <text:span text:style-name="T3">$80</text:span></text:p>
            <text:p text:style-name="P11">Bono_Despensa: $<text:span text:style-name="T4">0</text:span></text:p>
            <text:p text:style-name="P7">Sueldo<text:span text:style-name="T3">Nto</text:span>: <text:span text:style-name="T3">$13,700</text:span>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7">Se calculo la nomina de un empleado de tipo <text:span text:style-name="T4">Auxiliar</text:span> <text:span text:style-name="T4">Interno</text:span> con un sueldo de $<text:span text:style-name="T3">15,000</text:span> <text:span text:style-name="T3">mensual</text:span>, <text:span text:style-name="T5">5</text:span> entregas y<text:span text:style-name="T2"> bono por hr de $0, con un total de 8 hrs por dia capturado como entrada al sistema(Pantalla Horarios)</text:span>.</text:p>
          </table:table-cell>
          <table:table-cell table:style-name="Tabla1.A2" office:value-type="string">
            <text:p text:style-name="P15">5 entregas</text:p>
            <text:p text:style-name="P15">3 dias capturado<text:span text:style-name="T6">s</text:span> de horario</text:p>
          </table:table-cell>
          <table:table-cell table:style-name="Tabla1.D2" office:value-type="string">
            <text:p text:style-name="P11">Isr: 0.<text:span text:style-name="T4">09</text:span>%</text:p>
            <text:p text:style-name="P13">Bono_<text:span text:style-name="T3">Vales</text:span>: <text:span text:style-name="T3">$25</text:span></text:p>
            <text:p text:style-name="P11">Sueldo_Brto: $1<text:span text:style-name="T4">5</text:span>,000</text:p>
            <text:p text:style-name="P7">Bono_hora: <text:span text:style-name="T3">$0</text:span></text:p>
            <text:p text:style-name="P11">Bono_Despensa: $<text:span text:style-name="T6">600</text:span></text:p>
            <text:p text:style-name="P7">Sueldo<text:span text:style-name="T3">Nto</text:span>: <text:span text:style-name="T3">$14,275</text:span></text:p>
          </table:table-cell>
        </table:table-row>
        <table:table-row>
          <table:table-cell table:style-name="Tabla1.A2" office:value-type="string">
            <text:p text:style-name="P16">4</text:p>
          </table:table-cell>
          <table:table-cell table:style-name="Tabla1.A2" office:value-type="string">
            <text:p text:style-name="P8">Se calculo la nomina de un empleado de tipo <text:span text:style-name="T4">Auxiliar</text:span> <text:span text:style-name="T4">Interno</text:span> con un sueldo de $<text:span text:style-name="T3">17,500</text:span> <text:span text:style-name="T3">mensual</text:span>, <text:span text:style-name="T6">cubriendo turno de chofer un dia y otro dia cubriendo turno de cargador,</text:span></text:p>
            <text:p text:style-name="P8"><text:span text:style-name="T6">25</text:span> entregas y<text:span text:style-name="T2"> bono por hr respectivo al rol cubierto, con un total de 8 hrs por dia capturado como entrada al sistema(Pantalla Horarios)</text:span>.</text:p>
          </table:table-cell>
          <table:table-cell table:style-name="Tabla1.A2" office:value-type="string">
            <text:p text:style-name="P16">25 entregas</text:p>
            <text:p text:style-name="P16">1 dia capturado(chofer)</text:p>
            <text:p text:style-name="P16">1 dia capturado(cargador)</text:p>
            <text:p text:style-name="P16">1 dia capturado(auxiliar)</text:p>
          </table:table-cell>
          <table:table-cell table:style-name="Tabla1.D2" office:value-type="string">
            <text:p text:style-name="P11">Isr: 0.<text:span text:style-name="T6">12</text:span>%</text:p>
            <text:p text:style-name="P13">Bono_<text:span text:style-name="T3">Vales</text:span>: <text:span text:style-name="T3">$125</text:span></text:p>
            <text:p text:style-name="P11">Sueldo_Brto: $1<text:span text:style-name="T7">7</text:span>,<text:span text:style-name="T7">5</text:span>00</text:p>
            <text:p text:style-name="P7">Bono_hora<text:span text:style-name="T7">(chofer)</text:span>: <text:span text:style-name="T3">$80</text:span></text:p>
            <text:p text:style-name="P9">Bono_hora<text:span text:style-name="T7">(cargador)</text:span>: <text:span text:style-name="T3">$40</text:span></text:p>
            <text:p text:style-name="P11">Bono_Despensa: $<text:span text:style-name="T9">700</text:span></text:p>
            <text:p text:style-name="P7">Sueldo<text:span text:style-name="T3">Nto</text:span>: <text:span text:style-name="T3">$16,345</text:span></text:p>
          </table:table-cell>
        </table:table-row>
        <table:table-row>
          <table:table-cell table:style-name="Tabla1.A2" office:value-type="string">
            <text:p text:style-name="P16">5</text:p>
          </table:table-cell>
          <table:table-cell table:style-name="Tabla1.A2" office:value-type="string">
            <text:p text:style-name="P17">Entrar a la pestaña Nominas para calcular la nomina de todos los empleados registrados</text:p>
          </table:table-cell>
          <table:table-cell table:style-name="Tabla1.A2" office:value-type="string">
            <text:p text:style-name="P17">Todos los empleados con sus respectivos bonos</text:p>
          </table:table-cell>
          <table:table-cell table:style-name="Tabla1.D2" office:value-type="string">
            <text:p text:style-name="P4">Nomina de todos los emplead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29:17.298000000</meta:creation-date>
    <dc:date>2019-10-23T11:03:12.407000000</dc:date>
    <meta:editing-duration>PT26M44S</meta:editing-duration>
    <meta:editing-cycles>5</meta:editing-cycles>
    <meta:generator>LibreOffice/4.3.0.4$Windows_x86 LibreOffice_project/62ad5818884a2fc2e5780dd45466868d41009ec0</meta:generator>
    <meta:document-statistic meta:table-count="1" meta:image-count="0" meta:object-count="0" meta:page-count="1" meta:paragraph-count="52" meta:word-count="299" meta:character-count="1798" meta:non-whitespace-character-count="1551"/>
  </office:meta>
</office:document-meta>
</file>